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1.84cm" fo:min-width="3.318cm"/>
    </style:style>
    <style:style style:name="gr2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0.297cm" fo:min-width="1.994cm"/>
    </style:style>
    <style:style style:name="gr3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0.434cm" fo:min-width="2.27cm"/>
    </style:style>
    <style:style style:name="gr4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0.296cm" fo:min-width="1.993cm"/>
    </style:style>
    <style:style style:name="gr5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1.365cm" fo:min-width="4.226cm"/>
    </style:style>
    <style:style style:name="gr6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1.366cm" fo:min-width="4.953cm"/>
    </style:style>
    <style:style style:name="gr7" style:family="graphic" style:parent-style-name="standard" style:list-style-name="L2">
      <style:graphic-properties draw:stroke="solid" svg:stroke-width="0cm" svg:stroke-color="#000000" draw:fill="none" draw:fill-color="#003d73" draw:opacity="50%" draw:textarea-vertical-align="top" draw:auto-grow-height="false" draw:fit-to-size="false" style:shrink-to-fit="false" fo:min-height="1.347cm" fo:min-width="4.651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.287cm" fo:min-width="2.696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cm" svg:stroke-color="#000000" draw:fill="none" draw:fill-color="#729fcf" draw:opacity="50%" draw:textarea-vertical-align="top" draw:auto-grow-height="false" draw:fit-to-size="false" style:shrink-to-fit="false" fo:min-height="1.494cm" fo:min-width="5.858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cm" svg:stroke-color="#000000" draw:fill="none" draw:fill-color="#8ae234" draw:opacity="47%" draw:textarea-vertical-align="top" draw:auto-grow-height="false" draw:fit-to-size="false" style:shrink-to-fit="false" fo:min-height="1.147cm" fo:min-width="6.038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fill-color="#729fcf" draw:opacity="50%" draw:textarea-vertical-align="middle" draw:auto-grow-height="false" draw:fit-to-size="false" style:shrink-to-fit="false" fo:min-height="1.251cm" fo:min-width="4.319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solid" svg:stroke-width="0cm" svg:stroke-color="#000000" draw:fill="none" draw:fill-color="#729fcf" draw:opacity="50%" draw:textarea-vertical-align="top" draw:auto-grow-height="false" draw:fit-to-size="false" style:shrink-to-fit="false" fo:min-height="0.751cm" fo:min-width="3.42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9cm"/>
    </style:style>
    <style:style style:name="gr14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1.014cm" fo:min-width="4.264cm"/>
    </style:style>
    <style:style style:name="gr15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1.376cm" fo:min-width="2.926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2.03cm" fo:min-width="4.055cm"/>
    </style:style>
    <style:style style:name="gr18" style:family="graphic" style:parent-style-name="standard">
      <style:graphic-properties svg:stroke-color="#000000" draw:fill="none" draw:fill-color="#00599d" draw:opacity="48%" draw:textarea-horizontal-align="justify" draw:textarea-vertical-align="middle" draw:auto-grow-height="false" fo:min-height="2.082cm" fo:min-width="2.773cm"/>
    </style:style>
    <style:style style:name="gr19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00599d" draw:opacity="48%"/>
      <style:paragraph-properties fo:text-align="center"/>
      <style:text-properties fo:color="#000000" fo:font-size="18pt"/>
    </style:style>
    <style:style style:name="P3" style:family="paragraph">
      <style:paragraph-properties fo:margin-top="0cm" fo:margin-bottom="0cm" fo:line-height="100%" fo:text-align="center"/>
      <style:text-properties fo:color="#000000"/>
    </style:style>
    <style:style style:name="P4" style:family="paragraph">
      <loext:graphic-properties draw:fill="none" draw:fill-color="#003d73" draw:opacity="50%"/>
      <style:paragraph-properties fo:margin-top="0cm" fo:margin-bottom="0cm" fo:line-height="100%" fo:text-align="center" style:font-independent-line-spacing="true"/>
      <style:text-properties fo:color="#000000" fo:font-size="8pt" style:font-size-asian="8pt" style:font-size-complex="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color="#000000"/>
    </style:style>
    <style:style style:name="P7" style:family="paragraph">
      <loext:graphic-properties draw:fill="none" draw:fill-color="#729fcf" draw:opacity="50%"/>
      <style:paragraph-properties fo:margin-top="0cm" fo:margin-bottom="0cm" fo:line-height="100%" fo:text-align="start" style:font-independent-line-spacing="true"/>
      <style:text-properties fo:color="#000000" fo:font-size="13pt" style:font-size-asian="13pt" style:font-size-complex="13pt"/>
    </style:style>
    <style:style style:name="P8" style:family="paragraph">
      <loext:graphic-properties draw:fill="none" draw:fill-color="#8ae234" draw:opacity="47%"/>
      <style:paragraph-properties fo:margin-top="0cm" fo:margin-bottom="0cm" fo:line-height="100%" fo:text-align="start" style:font-independent-line-spacing="true"/>
      <style:text-properties fo:color="#000000" fo:font-size="18pt"/>
    </style:style>
    <style:style style:name="P9" style:family="paragraph">
      <loext:graphic-properties draw:fill="none" draw:fill-color="#729fcf" draw:opacity="50%"/>
      <style:paragraph-properties fo:margin-top="0cm" fo:margin-bottom="0cm" fo:line-height="100%" fo:text-align="center" style:font-independent-line-spacing="true"/>
      <style:text-properties fo:color="#000000"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justify"/>
      <style:text-properties fo:color="#000000"/>
    </style:style>
    <style:style style:name="P13" style:family="paragraph">
      <loext:graphic-properties draw:fill="none" draw:fill-color="#00599d" draw:opacity="48%"/>
      <style:paragraph-properties fo:text-align="justify"/>
      <style:text-properties fo:color="#000000" fo:font-size="18pt"/>
    </style:style>
    <style:style style:name="P14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8pt" fo:letter-spacing="-0.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6" draw:id="id6" draw:layer="layout" svg:width="4.122cm" svg:height="2.256cm" svg:x="17.683cm" svg:y="4.244cm">
          <text:p text:style-name="P1"><text:span text:style-name="T1">C</text:span><text:span text:style-name="T1">re</text:span><text:span text:style-name="T1">ar </text:span><text:span text:style-name="T1">s</text:span><text:span text:style-name="T1">er</text:span><text:span text:style-name="T1">ie</text:span><text:span text:style-name="T1">s</text:span></text:p>
          <text:p text:style-name="P1"><text:span text:style-name="T1"><text:s/></text:span><text:span text:style-name="T1">d</text:span><text:span text:style-name="T1">e </text:span><text:span text:style-name="T1">ti</text:span><text:span text:style-name="T1">e</text:span><text:span text:style-name="T1">m</text:span><text:span text:style-name="T1">p</text:span><text:span text:style-name="T1">o</text:span></text:p>
          <text:p text:style-name="P1"><text:span text:style-name="T1">1</text:span><text:span text:style-name="T1">5 </text:span><text:span text:style-name="T1">a</text:span><text:span text:style-name="T1">ñ</text:span><text:span text:style-name="T1">o</text:span><text:span text:style-name="T1">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2" draw:text-style-name="P2" xml:id="id2" draw:id="id2" draw:layer="layout" svg:width="3.534cm" svg:height="0.775cm" svg:x="11.233cm" svg:y="0.825cm">
            <text:p text:style-name="P1"><text:span text:style-name="T1">of</text:span><text:span text:style-name="T1">ici</text:span><text:span text:style-name="T1">n</text:span><text:span text:style-name="T1">a</text:span></text:p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3" draw:text-style-name="P2" xml:id="id3" draw:id="id3" draw:layer="layout" svg:width="3.926cm" svg:height="0.968cm" svg:x="11.037cm" svg:y="2.029cm">
            <text:p text:style-name="P1"><text:span text:style-name="T1">pesquerías</text:span></text:p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4" draw:text-style-name="P2" xml:id="id4" draw:id="id4" draw:layer="layout" svg:width="3.533cm" svg:height="0.774cm" svg:x="11.234cm" svg:y="3.426cm">
            <text:p text:style-name="P1"><text:span text:style-name="T1">z</text:span><text:span text:style-name="T1">o</text:span><text:span text:style-name="T1">n</text:span><text:span text:style-name="T1">a</text:span><text:span text:style-name="T1">s</text:span></text:p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</draw:g>
        <draw:custom-shape draw:style-name="gr5" draw:text-style-name="P2" xml:id="id7" draw:id="id7" draw:layer="layout" svg:width="5.104cm" svg:height="1.743cm" svg:x="22.696cm" svg:y="4.501cm">
          <text:p text:style-name="P1"><text:span text:style-name="T1">S.T </text:span><text:span text:style-name="T1">Factore</text:span><text:span text:style-name="T1">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5" draw:id="id5" draw:layer="layout" svg:width="5.889cm" svg:height="1.744cm" svg:x="16.8cm" svg:y="1.64cm">
          <text:p text:style-name="P1"><text:span text:style-name="T1">Análisis </text:span><text:span text:style-name="T1">descriptivo </text:span></text:p>
          <text:p text:style-name="P1"><text:span text:style-name="T1">de las pesquería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CustomShape 17" draw:style-name="gr7" draw:text-style-name="P4" xml:id="id9" draw:id="id9" draw:layer="layout" svg:width="5.15cm" svg:height="1.854cm" svg:x="11.65cm" svg:y="7.146cm">
          <text:p text:style-name="P3"><text:span text:style-name="T2">Diseño de </text:span><text:span text:style-name="T2">modelos </text:span><text:span text:style-name="T2">tipo </text:span><text:span text:style-name="T2">LSTM, </text:span><text:span text:style-name="T2">CNN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8" draw:text-style-name="P5" draw:layer="layout" svg:width="3.195cm" svg:height="0.536cm" svg:x="7.035cm" svg:y="18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9" draw:text-style-name="P7" xml:id="id10" draw:id="id10" draw:layer="layout" svg:width="6.357cm" svg:height="1.743cm" svg:x="3.7cm" svg:y="7.202cm">
          <text:p text:style-name="P6"><text:span text:style-name="T3">Búsqueda </text:span><text:span text:style-name="T3">de </text:span><text:span text:style-name="T3">hiperparáme</text:span><text:span text:style-name="T3">tros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10" draw:text-style-name="P8" xml:id="id15" draw:id="id15" draw:layer="layout" svg:width="6.537cm" svg:height="1.396cm" svg:x="15.8cm" svg:y="12.204cm">
          <text:p text:style-name="P6"><text:span text:style-name="T5">Si</text:span><text:span text:style-name="T5">m</text:span><text:span text:style-name="T5">ul</text:span><text:span text:style-name="T5">ac</text:span><text:span text:style-name="T5">io</text:span><text:span text:style-name="T5">ne</text:span><text:span text:style-name="T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11" draw:text-style-name="P9" xml:id="id12" draw:id="id12" draw:layer="layout" svg:width="4.818cm" svg:height="1.5cm" svg:x="4.469cm" svg:y="9.875cm">
          <text:p text:style-name="P3"><text:span text:style-name="T6">Entrena</text:span><text:span text:style-name="T6">mientos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12" draw:text-style-name="P9" xml:id="id13" draw:id="id13" draw:layer="layout" svg:width="3.922cm" svg:height="1cm" svg:x="10.878cm" svg:y="10.125cm">
          <text:p text:style-name="P3"><text:span text:style-name="T6">Valida</text:span><text:span text:style-name="T6">ción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xml:id="id8" draw:id="id8" draw:layer="layout" svg:width="3.731cm" svg:height="1.399cm" svg:x="17.869cm" svg:y="7.374cm">
          <draw:text-box>
            <text:p><text:span text:style-name="T1">T</text:span><text:span text:style-name="T1">e</text:span><text:span text:style-name="T1">n</text:span><text:span text:style-name="T1">s</text:span><text:span text:style-name="T1">o</text:span><text:span text:style-name="T1">r</text:span></text:p>
          </draw:text-box>
        </draw:frame>
        <draw:custom-shape draw:style-name="gr14" draw:text-style-name="P2" xml:id="id14" draw:id="id14" draw:layer="layout" svg:width="4.9cm" svg:height="1.4cm" svg:x="16.618cm" svg:y="9.925cm">
          <text:p text:style-name="P1"><text:span text:style-name="T1">MODEL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6" draw:id="id16" draw:layer="layout" svg:width="3.6cm" svg:height="1.8cm" svg:x="23.448cm" svg:y="12cm">
          <text:p text:style-name="P1"><text:span text:style-name="T1">Esc</text:span><text:span text:style-name="T1">enari</text:span><text:span text:style-name="T1">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1" draw:layer="layout" draw:type="line" svg:x1="9.833cm" svg:y1="2.512cm" svg:x2="11.233cm" svg:y2="1.213cm" draw:start-shape="id1" draw:start-glue-point="7" draw:end-shape="id2" draw:end-glue-point="6" svg:d="M9833 2512l1400-1299" svg:viewBox="0 0 1401 1300">
          <text:p/>
        </draw:connector>
        <draw:connector draw:style-name="gr16" draw:text-style-name="P11" draw:layer="layout" draw:type="line" svg:x1="9.833cm" svg:y1="2.512cm" svg:x2="11.037cm" svg:y2="2.513cm" draw:start-shape="id1" draw:start-glue-point="7" draw:end-shape="id3" draw:end-glue-point="6" svg:d="M9833 2512l1204 1" svg:viewBox="0 0 1205 2">
          <text:p/>
        </draw:connector>
        <draw:connector draw:style-name="gr16" draw:text-style-name="P11" draw:layer="layout" draw:type="line" svg:x1="9.833cm" svg:y1="2.512cm" svg:x2="11.234cm" svg:y2="3.813cm" draw:start-shape="id1" draw:start-glue-point="7" draw:end-shape="id4" draw:end-glue-point="6" svg:d="M9833 2512l1401 1301" svg:viewBox="0 0 1402 1302">
          <text:p/>
        </draw:connector>
        <draw:connector draw:style-name="gr16" draw:text-style-name="P11" draw:layer="layout" draw:type="line" svg:x1="14.767cm" svg:y1="1.213cm" svg:x2="16.8cm" svg:y2="2.512cm" draw:start-shape="id2" draw:start-glue-point="10" draw:end-shape="id5" draw:end-glue-point="5" svg:d="M14767 1213l2033 1299" svg:viewBox="0 0 2034 1300">
          <text:p/>
        </draw:connector>
        <draw:connector draw:style-name="gr16" draw:text-style-name="P11" draw:layer="layout" draw:type="line" svg:x1="14.963cm" svg:y1="2.513cm" svg:x2="16.8cm" svg:y2="2.512cm" draw:start-shape="id3" draw:start-glue-point="10" draw:end-shape="id5" svg:d="M14963 2513l1837-1" svg:viewBox="0 0 1838 2">
          <text:p/>
        </draw:connector>
        <draw:connector draw:style-name="gr16" draw:text-style-name="P11" draw:layer="layout" draw:type="line" svg:x1="14.767cm" svg:y1="3.813cm" svg:x2="16.8cm" svg:y2="2.512cm" draw:start-shape="id4" draw:start-glue-point="10" draw:end-shape="id5" svg:d="M14767 3813l2033-1301" svg:viewBox="0 0 2034 1302">
          <text:p/>
        </draw:connector>
        <draw:connector draw:style-name="gr16" draw:text-style-name="P11" draw:layer="layout" draw:type="line" svg:x1="19.745cm" svg:y1="3.384cm" svg:x2="19.744cm" svg:y2="4.244cm" draw:start-shape="id5" draw:start-glue-point="6" draw:end-shape="id6" draw:end-glue-point="4" svg:d="M19745 3384l-1 860" svg:viewBox="0 0 2 861">
          <text:p/>
        </draw:connector>
        <draw:connector draw:style-name="gr16" draw:text-style-name="P11" draw:layer="layout" draw:type="line" svg:x1="22.696cm" svg:y1="5.373cm" svg:x2="21.805cm" svg:y2="5.372cm" draw:start-shape="id7" draw:start-glue-point="5" draw:end-shape="id6" draw:end-glue-point="7" svg:d="M22696 5373l-891-1" svg:viewBox="0 0 892 2">
          <text:p/>
        </draw:connector>
        <draw:connector draw:style-name="gr16" draw:text-style-name="P11" draw:layer="layout" draw:type="line" svg:x1="19.744cm" svg:y1="6.5cm" svg:x2="19.734cm" svg:y2="7.374cm" draw:start-shape="id6" draw:start-glue-point="6" draw:end-shape="id8" draw:end-glue-point="0" svg:d="M19744 6500l-10 874" svg:viewBox="0 0 11 875">
          <text:p/>
        </draw:connector>
        <draw:connector draw:style-name="gr16" draw:text-style-name="P11" draw:layer="layout" draw:type="line" svg:x1="11.65cm" svg:y1="8.073cm" svg:x2="10.057cm" svg:y2="8.073cm" draw:start-shape="id9" draw:start-glue-point="3" draw:end-shape="id10" draw:end-glue-point="1" svg:d="M11650 8073h-1593" svg:viewBox="0 0 1594 1">
          <text:p/>
        </draw:connector>
        <draw:custom-shape draw:style-name="gr17" draw:text-style-name="P2" xml:id="id11" draw:id="id11" draw:layer="layout" svg:width="4.919cm" svg:height="2.462cm" svg:x="0.3cm" svg:y="1.281cm">
          <text:p text:style-name="P1"><text:span text:style-name="T1">Se obtiene BD</text:span></text:p>
          <text:p text:style-name="P1"><text:span text:style-name="T1">a. arribo</text:span></text:p>
          <text:p text:style-name="P1"><text:span text:style-name="T1">500 mil registro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3" xml:id="id1" draw:id="id1" draw:layer="layout" svg:width="3.533cm" svg:height="2.518cm" svg:x="6.3cm" svg:y="1.253cm">
          <text:p text:style-name="P12"><text:span text:style-name="T1">Filtrado y</text:span></text:p>
          <text:p text:style-name="P12"><text:span text:style-name="T1"><text:s/></text:span><text:span text:style-name="T7">limpieza</text:span><text:span text:style-name="T1"> 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1" draw:layer="layout" draw:type="line" svg:x1="5.219cm" svg:y1="2.512cm" svg:x2="6.3cm" svg:y2="2.512cm" draw:start-shape="id11" draw:start-glue-point="7" draw:end-shape="id1" draw:end-glue-point="5" svg:d="M5219 2512h1081" svg:viewBox="0 0 1082 1">
          <text:p/>
        </draw:connector>
        <draw:connector draw:style-name="gr16" draw:text-style-name="P11" draw:layer="layout" draw:type="line" svg:x1="17.869cm" svg:y1="8.073cm" svg:x2="16.8cm" svg:y2="8.073cm" draw:start-shape="id8" draw:start-glue-point="3" draw:end-shape="id9" draw:end-glue-point="1" svg:d="M17869 8073h-1069" svg:viewBox="0 0 1070 1">
          <text:p/>
        </draw:connector>
        <draw:connector draw:style-name="gr16" draw:text-style-name="P11" draw:layer="layout" draw:type="line" svg:x1="6.878cm" svg:y1="8.945cm" svg:x2="6.878cm" svg:y2="9.875cm" draw:start-shape="id10" draw:start-glue-point="2" draw:end-shape="id12" svg:d="M6878 8945v930" svg:viewBox="0 0 1 931">
          <text:p/>
        </draw:connector>
        <draw:connector draw:style-name="gr16" draw:text-style-name="P11" draw:layer="layout" draw:type="line" svg:x1="9.287cm" svg:y1="10.625cm" svg:x2="10.878cm" svg:y2="10.625cm" draw:start-shape="id12" draw:start-glue-point="1" draw:end-shape="id13" draw:end-glue-point="3" svg:d="M9287 10625h1591" svg:viewBox="0 0 1592 1">
          <text:p/>
        </draw:connector>
        <draw:connector draw:style-name="gr16" draw:text-style-name="P11" draw:layer="layout" draw:type="line" svg:x1="14.8cm" svg:y1="10.625cm" svg:x2="16.618cm" svg:y2="10.625cm" draw:start-shape="id13" draw:start-glue-point="1" draw:end-shape="id14" draw:end-glue-point="3" svg:d="M14800 10625h1818" svg:viewBox="0 0 1819 1">
          <text:p/>
        </draw:connector>
        <draw:connector draw:style-name="gr16" draw:text-style-name="P11" draw:layer="layout" draw:type="line" svg:x1="19.068cm" svg:y1="11.325cm" svg:x2="19.068cm" svg:y2="12.204cm" draw:start-shape="id14" draw:start-glue-point="2" draw:end-shape="id15" svg:d="M19068 11325v879" svg:viewBox="0 0 1 880">
          <text:p/>
        </draw:connector>
        <draw:connector draw:style-name="gr16" draw:text-style-name="P11" draw:layer="layout" draw:type="line" svg:x1="25.248cm" svg:y1="6.244cm" svg:x2="25.248cm" svg:y2="12cm" draw:start-shape="id7" draw:start-glue-point="6" draw:end-shape="id16" svg:d="M25248 6244v5756" svg:viewBox="0 0 1 5757">
          <text:p/>
        </draw:connector>
        <draw:connector draw:style-name="gr16" draw:text-style-name="P11" draw:layer="layout" draw:type="line" svg:x1="23.448cm" svg:y1="12.9cm" svg:x2="22.337cm" svg:y2="12.902cm" draw:start-shape="id16" draw:start-glue-point="3" draw:end-shape="id15" draw:end-glue-point="1" svg:d="M23448 12900l-1111 2" svg:viewBox="0 0 1112 3">
          <text:p/>
        </draw:connector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03:50:35.448527322</meta:creation-date>
    <dc:date>2018-11-26T04:08:51.072253099</dc:date>
    <meta:editing-duration>PT7M43S</meta:editing-duration>
    <meta:editing-cycles>1</meta:editing-cycles>
    <meta:document-statistic meta:object-count="59"/>
    <meta:generator>LibreOffice/6.0.6.2$Linux_X86_64 LibreOffice_project/00m0$Build-2</meta:generator>
  </office:meta>
</office:document-meta>
</file>